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62000042C2000033CA5A86E98F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50" table:end-x="1.255cm" table:end-y="0.161cm" draw:z-index="0" svg:width="17.089cm" svg:height="13.257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50" table:end-x="1.283cm" table:end-y="0.161cm" draw:z-index="1" draw:name="Graphics 1" draw:style-name="gr1" draw:text-style-name="P1" svg:width="17.089cm" svg:height="13.257cm" svg:x="0cm" svg:y="0cm">
              <draw:image xlink:href="Pictures/20000162000042C2000033CA5A86E98F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5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56:36</dc:date>
    <dc:language>en-US</dc:language>
    <meta:editing-cycles>4</meta:editing-cycles>
    <meta:editing-duration>PT8M2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percentage="true" chart:solid-type="cylinder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11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ylinder" chart:symbol-type="none"/>
      <style:graphic-properties dr3d:horizontal-segments="32" dr3d:edge-rounding="5%" dr3d:backface-culling="disabled"/>
    </style:style>
    <style:style style:name="ch10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3.305cm" svg:y="0.264cm" chart:style-name="ch2">
          <text:p>Columns_Cylinder_percent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